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end" style:justify-single-word="false"/>
    </style:style>
    <style:style style:name="T1" style:family="text">
      <style:text-properties style:font-name="Liberation Serif1" style:font-name-asian="Liberation Serif1" style:font-name-complex="Liberation Serif1"/>
    </style:style>
    <style:style style:name="T2" style:family="text">
      <style:text-properties style:font-name="Liberation Serif" style:font-name-asian="WenQuanYi Micro Hei" style:font-name-complex="Lohit Hindi"/>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osé Francisco Espinosa Romero</text:p>
      <text:p text:style-name="P2">Tarea 1 Física Computacional</text:p>
      <text:p text:style-name="P1">Problema 1</text:p>
      <text:p text:style-name="P1"/>
      <text:p text:style-name="P1">a) Para saber que unidades eran las más pertinentes, hice 2 programas que solo diferían el valor de las constantes. Solo cambie las unidades de distancia y comparé los valores para la excentricidad, de ambos <text:s/>programas con la excentricidad medida para el cometa Halley. El resultado fue que la excentricidad que más se acerca a la real fue en la que use como unidades de distancia las UA, en el otro programa use los km como unidad, pero variaba más que el otro.</text:p>
      <text:p text:style-name="P1"/>
      <text:p text:style-name="P1">Por ello las unidades más adecuadas de longitud serían las Unidades Astronómicas, sin embargo como estamos acostumbraos a usar los metros y kilómetros, yo considero que el uso de kilómetros nos da una idea más clara de las distancias a nivel intuitivo.</text:p>
      <text:p text:style-name="P1"/>
      <text:p text:style-name="P1">En cuanto a las unidades de tiempo, para los cálculos es igual usar uno u otro sistema, pero como el resultado del periodo es un tiempo muy largo, es conveniente usar en vez de segundos a los años como unidad de tiempo, ya que eso nos da una referencia clara de cuanto tardará en pasar nuevamente el cometa.</text:p>
      <text:p text:style-name="P1"/>
      <text:p text:style-name="P1">b) El error en la variación de la posición del perihelio es del orden de decenas de kilómetros y la distancia el perihelio al Sol es del orden de 10**7 km por lo que el error puede ser despreciado a primera vista, sin embargo la suma de los errores con cada giro después de repetirlo muchas veces, puede llegar a acumular un error significativo. </text:p>
      <text:p text:style-name="P1"/>
      <text:p text:style-name="P1">Este error se genera al calcular el valor de r y como r0 y e son constantes, el único que puede generar ese error es cos(w); si consideramos que w se incrementa en una fracción de pi cada que entra al ciclo, eso significa que el error en el valor de cos(w) incrementa conforme w se hace más grande; eso nos da la idea de que quien genera el error es la función cos() de la librería math, y que entre más grande sea el ángulo, mayor será el error.</text:p>
      <text:p text:style-name="P1"/>
      <text:p text:style-name="P1">Problema 2</text:p>
      <text:p text:style-name="P1"/>
      <text:p text:style-name="P1">Aquí el verdadero problema consistió en resolver la ecuación diferencial jajaja.... pero una vez que lo conseguí, llegue a una expresión que dependía de t como exponenciales negativas, lo cual me dio la idea de que no andaba tan perdido, así que el programa lo resolví definiendo 2 funciones del tiempo y del ángulo de inclinación, una para cada componente de posición en cartesianas (x,y)</text:p>
      <text:p text:style-name="P1"/>
      <text:p text:style-name="P1">Una vez definidas las funciones como las respectivas soluciones a la ecuación solo se necesitaba evaluar para diferentes tiempos y ver la trayectoria que daba para un ángulo fijo. Al principio yo determine t para todos y metí la función en un doble ciclo donde variaba el tiempo y los ángulos, pero me di cuenta al graficarlos que para un intervalo de tiempo fijo, algunas trayectorias rebasaban el punto <text:s/>inicial <text:s/>y para simplificar el problema yo fije mis coordenadas iniciales como (0,0), sin pérdida de generalidad, así que cambie mi condición para el índice del ciclo, ya no como t&lt;(algo), sino como y&gt;=0, esto para tener solo la trayectoria de la motocicleta hasta que vuelve a su altura inicial, bajo la suposición de que la moto parte a la altura del suelo.</text:p>
      <text:p text:style-name="P1"/>
      <text:p text:style-name="P1">Ya que se graficaron los puntos, el problema era que todos salían con el mismo color y no se distinguían las gráficas, asi que hice varios ciclos para diferentes ángulos con diferentes formatos en la gráfica, esto porque tampoco me acordaba como añadir etiquetas a la gráfica.</text:p>
      <text:p text:style-name="P1"><text:soft-page-break/>El resultado fue el esperado, una trayectoria “parabólica”, y lo pongo entre comillas porque la ecuación <text:s/>que resulta como solución no es una ecuación de parábola convencional para “t”, pues tiene exponenciales y solo para “y” aparece además una dependencia lineal con el tiempo, sin embargo quien compensan, al menos dimensionalmente es el factor que yo llame “f”, que es el coeficiente de la fuerza resistiva.</text:p>
      <text:p text:style-name="P1"/>
      <text:p text:style-name="P1">El ángulo para el cual se observa el mayor desplazamiento en “x” es pi/4, que era lo esperado en un tiro parabólico, también un resultado esperado es que los ángulos simétricos respecto a pi/4 recorren la misma distancia en “x”; con ángulo simétrico me refiero a los que se separan de pi/4 la misa cantidad angular, sin importar el sentido en que lo hagan.</text:p>
      <text:p text:style-name="P1"/>
      <text:p text:style-name="P1">Problema 3</text:p>
      <text:p text:style-name="P1"/>
      <text:p text:style-name="P1">Al correr el programa se puede apreciar muy fácilmente el error debido al truncamiento a 24 bits de 1/10, y esto se debe sencillamente a que el número real que el Patriot guardaba no era <text:s/>0.1, sino una aproximación, en concreto 0.0999999642372, el cual ni siquiera es 0.0999999999999, que sería la mjor aproximación a 0.1 para esa misma cantidad de dígitos. </text:p>
      <text:p text:style-name="P1"/>
      <text:p text:style-name="P1">La razón de este error es que al transformar un número en binario se pierde mucha información cuando se trata de decimales que no son la suma de potencias negativas del 2, ya que la serie en este caso tiende a infinito; entonces al regresar el valor guardado en binario a un valor real, mucha de su información se pierde y el resultado es una mala aproximación al número. </text:p>
      <text:p text:style-name="P1"/>
      <text:p text:style-name="P1">Si ellos hubieran tenido la precaución de redondear el valor resultante le hubiera resultado 0.1 y así no hubieran tenido problema al multiplicar por las décimas de segundo para transformarlas a segundos.</text:p>
      <text:p text:style-name="P1"/>
      <text:p text:style-name="P1">Obviamente el error se hace más grande entre mayor sea el número real por el cual se multiplica, ya que los últimos dígitos del valor guardado son los que difieren más y al multiplicar por un número grande es como multiplicar 0.0999999642372 por una potencia de 10 y así el error es más notorio si hablamos de segundos.</text:p>
      <text:p text:style-name="P1"/>
      <text:p text:style-name="P1">El único inconveniente es que cuando yo calculo con el programa el error para 3600000ds (100horas), obtengo que el error es de 0.128746032715 segundos y no cercano a 0.34 como decía el problema, aunque en el problema decía “más de 100 horas” y yo solo considere 100 horas exactas, así que el “más” es lo que me salva, porque sabemos que tan “más”</text:p>
      <text:p text:style-name="P1"/>
      <text:p text:style-name="P1">Problema 4</text:p>
      <text:p text:style-name="P1"/>
      <text:p text:style-name="P1">Como se quiere obtener el valor para el cual f(x)=1/(1-tanh(x)) se indetermina, entonces hay que ver que matemáticamente f(x) se indetermina cuando 1-tanh(x)=0, y esto e da cuando “x” empieza a crecer; sin embargo, para una máquina con epsilon=1.2+10**-7, se tiene que para que f(x) no se indetermine, (1-tan(x))&gt;1.2*10**-7, así que esa es la condición del ciclo para evaluar a f(x).</text:p>
      <text:p text:style-name="P1"/>
      <text:p text:style-name="P1">Para obtener el dominio de la función antes de que indetermine, debemos hacer crecer a x, primero con <text:s/>incrementos grandes y luego con incrementos más pequeños hasta llegar al positivo más pequeño de la máquina que en nuestro problema es 3*10**-39, sin embargo el incremento también se redondeará para valores más pequeños que el epsilon de la máquina, esos incrementos no pueden ser menores a 1.2*10**-7, ya que de lo contrario se estaría sumando un valor de 0.0 a “x” y nunca aumentaría.</text:p>
      <text:p text:style-name="P1"/>
      <text:p text:style-name="P1"><text:soft-page-break/>El valor máximo que puede tomar x es: 8.3144606, según los parámetros que marcamos. Este valor se obtiene corriendo varias veces el programa y fijando la “x” inicial cada vez más cercana al valor regresado por el programa.</text:p>
      <text:p text:style-name="P1">En conclusión debido a que no puedo hacer incrementos menores a 1.2*10**-7, y que para valores menores a 8.3144606, f(x) no se indetermina en nuestra máquina, podemos concluir que el dominio de f(x) para esta máquina es: (-<text:span text:style-name="T1">∞</text:span><text:span text:style-name="T2">,8.3144606]</text:span></text:p>
      <text:p text:style-name="P1"><text:span text:style-name="T2"/></text:p>
      <text:p text:style-name="P1"><text:span text:style-name="T2">Problema 5</text:span></text:p>
      <text:p text:style-name="P1"><text:span text:style-name="T2"/></text:p>
      <text:p text:style-name="P1"><text:span text:style-name="T2">Para calcular el valor de las constantes se utilizaron diferentes series o productos establecidos como una aproximación al valor de las constantes. La precisión en el valor de la constante se le solicita al usuario y se calcula el valor de la constante con un error porcentual menor o igual al solicitado por el usuario. </text:span></text:p>
      <text:p text:style-name="P1"><text:span text:style-name="T2">Coloque un contador en los ciclos para saber cuantos pasos necesitaban para obtener la precisión deseada por el usuario y el resultado fue que para la misma precisión (0.01%), los pasos requeridos para llegar a ese valor fueron: para pi=2500; e=6; g=8662, por lo tanto el menos efciente de estos métodos es el de la constante de Euler y luego pi, en cambio para la constante e, el valor se alcanza muy rápido y el método es muy eficiente.</text:span></text:p>
      <text:p text:style-name="P1"><text:span text:style-name="T2">En cuanto a la eficiencia del código, me parece que es buena, ya que se ahorran algunos productos definiendo nuevas variables y las potencias se ponen como productos.</text:span></text:p>
      <text:p text:style-name="P1"><text:span text:style-name="T2">Cuando se utilice este método para obtener el valor dentro de un programa, depende de la precisión que se desea puede ser mejor hacerlo una sola vez y guardar el valor en una variable, aunque posiblemente se trunque el valor al guardarlo; en cambio si se hace el procedimiento en cada ocasión se perderá tiempo en el proceso. Así que dependiendo lo que se requiera puede ser más útil una u otra cosa, aunque lo mejor sería guardarlo en una variable. </text:span></text:p>
      <text:p text:style-name="P1"/>
      <text:p text:style-name="P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ko </meta:initial-creator>
    <meta:creation-date>2012-09-09T21:57:11</meta:creation-date>
    <dc:date>2012-09-10T07:05:13</dc:date>
    <dc:creator>Pako </dc:creator>
    <meta:editing-duration>PT8H35M29S</meta:editing-duration>
    <meta:editing-cycles>3</meta:editing-cycles>
    <meta:generator>LibreOffice/3.4$Linux LibreOffice_project/340m1$Build-402</meta:generator>
    <meta:document-statistic meta:table-count="0" meta:image-count="0" meta:object-count="0" meta:page-count="3" meta:paragraph-count="31" meta:word-count="1475" meta:character-count="8422" meta:non-whitespace-character-count="6965"/>
  </office:meta>
</office:document-meta>
</file>